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3cde6" draw:textarea-horizontal-align="justify" draw:textarea-vertical-align="middle" draw:auto-grow-height="false" fo:min-height="12.832cm" fo:min-width="12.582cm"/>
    </style:style>
    <style:style style:name="gr2" style:family="graphic" style:parent-style-name="standard">
      <style:graphic-properties svg:stroke-width="0.035cm" svg:stroke-color="#a3cde6" draw:marker-start-width="0.251cm" draw:marker-end-width="0.251cm" svg:stroke-opacity="100%" draw:fill-color="#666666" draw:textarea-horizontal-align="justify" draw:textarea-vertical-align="middle" draw:auto-grow-height="false" fo:min-height="1.744cm" fo:min-width="1.493cm" fo:padding-top="0.141cm" fo:padding-bottom="0.141cm" fo:padding-left="0.266cm" fo:padding-right="0.266cm"/>
    </style:style>
    <style:style style:name="gr3" style:family="graphic" style:parent-style-name="standard">
      <style:graphic-properties svg:stroke-width="0.035cm" svg:stroke-color="#a3cde6" draw:marker-start-width="0.252cm" draw:marker-end-width="0.252cm" svg:stroke-opacity="100%" draw:fill-color="#666666" draw:textarea-horizontal-align="justify" draw:textarea-vertical-align="middle" draw:auto-grow-height="false" fo:min-height="1.776cm" fo:min-width="1.525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a3cde6" draw:marker-start-width="0.251cm" draw:marker-end-width="0.251cm" svg:stroke-opacity="100%" draw:fill-color="#127622" draw:textarea-horizontal-align="justify" draw:textarea-vertical-align="middle" draw:auto-grow-height="false" fo:min-height="1.67cm" fo:min-width="1.525cm" fo:padding-top="0.141cm" fo:padding-bottom="0.141cm" fo:padding-left="0.266cm" fo:padding-right="0.266cm"/>
    </style:style>
    <style:style style:name="gr5" style:family="graphic" style:parent-style-name="standard">
      <style:graphic-properties svg:stroke-width="0.035cm" svg:stroke-color="#a3cde6" draw:marker-start-width="0.251cm" draw:marker-end-width="0.251cm" svg:stroke-opacity="100%" draw:fill-color="#666666" draw:textarea-horizontal-align="justify" draw:textarea-vertical-align="middle" draw:auto-grow-height="false" fo:min-height="1.67cm" fo:min-width="1.525cm" fo:padding-top="0.141cm" fo:padding-bottom="0.141cm" fo:padding-left="0.266cm" fo:padding-right="0.266cm"/>
    </style:style>
    <style:style style:name="gr6" style:family="graphic" style:parent-style-name="standard">
      <style:graphic-properties svg:stroke-width="0.035cm" svg:stroke-color="#a3cde6" draw:marker-start-width="0.251cm" draw:marker-end-width="0.251cm" svg:stroke-opacity="100%" draw:fill-color="#3465a4" draw:opacity="100%" draw:opacity-name="" draw:textarea-horizontal-align="justify" draw:textarea-vertical-align="middle" draw:auto-grow-height="false" fo:min-height="1.67cm" fo:min-width="1.525cm" fo:padding-top="0.141cm" fo:padding-bottom="0.141cm" fo:padding-left="0.266cm" fo:padding-right="0.266cm"/>
    </style:style>
    <style:style style:name="P1" style:family="paragraph">
      <loext:graphic-properties draw:fill-color="#a3cde6"/>
      <style:paragraph-properties fo:text-align="center"/>
    </style:style>
    <style:style style:name="P2" style:family="paragraph">
      <loext:graphic-properties draw:fill-color="#666666"/>
      <style:paragraph-properties fo:text-align="center"/>
    </style:style>
    <style:style style:name="P3" style:family="paragraph">
      <loext:graphic-properties draw:fill-color="#127622"/>
      <style:paragraph-properties fo:text-align="center"/>
    </style:style>
    <style:style style:name="P4" style:family="paragraph">
      <loext:graphic-properties draw:fill-color="#3465a4" draw:opacity="100%"/>
      <style:paragraph-properties fo:text-align="center"/>
    </style:style>
  </office:automatic-styles>
  <office:body>
    <office:drawing>
      <draw:page draw:name="page1" draw:style-name="dp1" draw:master-page-name="Výchozí">
        <draw:custom-shape draw:style-name="gr1" draw:text-style-name="P1" draw:layer="layout" svg:width="18.5cm" svg:height="18.5cm" svg:x="1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" draw:text-style-name="P2" draw:layer="layout" svg:width="2.7cm" svg:height="2.7cm" svg:x="8.3cm" svg:y="3.9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2" draw:layer="layout" svg:width="2.7cm" svg:height="2.7cm" svg:x="7.6cm" svg:y="4.6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2" draw:layer="layout" svg:width="2.7cm" svg:height="2.7cm" svg:x="6.9cm" svg:y="5.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2" draw:text-style-name="P2" draw:layer="layout" svg:width="2.7cm" svg:height="2.7cm" svg:x="6.2cm" svg:y="6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2" draw:layer="layout" svg:width="2.7cm" svg:height="2.7cm" svg:x="5.5cm" svg:y="6.7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2" draw:layer="layout" svg:width="2.7cm" svg:height="2.7cm" svg:x="4.8cm" svg:y="7.4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3" draw:text-style-name="P2" draw:layer="layout" svg:width="2.7cm" svg:height="2.7cm" svg:x="4.1cm" svg:y="8.10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2" draw:layer="layout" svg:width="2.7cm" svg:height="2.7cm" svg:x="3.4cm" svg:y="8.80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2" draw:layer="layout" svg:width="2.7cm" svg:height="2.7cm" svg:x="2.7cm" svg:y="9.50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2" draw:layer="layout" svg:width="2.7cm" svg:height="2.7cm" svg:x="2cm" svg:y="10.20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ustom-shape draw:style-name="gr4" draw:text-style-name="P3" draw:layer="layout" svg:width="2.7cm" svg:height="2.7cm" svg:x="10.4cm" svg:y="3.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ustom-shape draw:style-name="gr2" draw:text-style-name="P2" draw:layer="layout" svg:width="2.7cm" svg:height="2.7cm" svg:x="12.5cm" svg:y="3.9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2" draw:layer="layout" svg:width="2.7cm" svg:height="2.7cm" svg:x="11.8cm" svg:y="4.6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2" draw:layer="layout" svg:width="2.7cm" svg:height="2.7cm" svg:x="11.1cm" svg:y="5.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2" draw:text-style-name="P2" draw:layer="layout" svg:width="2.7cm" svg:height="2.7cm" svg:x="10.4cm" svg:y="6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2" draw:layer="layout" svg:width="2.7cm" svg:height="2.7cm" svg:x="9.7cm" svg:y="6.7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2" draw:layer="layout" svg:width="2.7cm" svg:height="2.7cm" svg:x="9cm" svg:y="7.4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ustom-shape draw:style-name="gr2" draw:text-style-name="P2" draw:layer="layout" svg:width="2.7cm" svg:height="2.7cm" svg:x="8.3cm" svg:y="8.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draw:layer="layout" svg:width="2.7cm" svg:height="2.7cm" svg:x="11.8cm" svg:y="1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ustom-shape draw:style-name="gr5" draw:text-style-name="P2" draw:layer="layout" svg:width="2.7cm" svg:height="2.7cm" svg:x="7.6cm" svg:y="8.8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2" draw:layer="layout" svg:width="2.7cm" svg:height="2.7cm" svg:x="9.7cm" svg:y="8.8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2" draw:layer="layout" svg:width="2.7cm" svg:height="2.7cm" svg:x="11.801cm" svg:y="8.80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2" draw:layer="layout" svg:width="2.7cm" svg:height="2.7cm" svg:x="13.9cm" svg:y="8.8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2" draw:text-style-name="P2" draw:layer="layout" svg:width="2.7cm" svg:height="2.7cm" svg:x="16cm" svg:y="8.80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2" draw:layer="layout" svg:width="2.7cm" svg:height="2.7cm" svg:x="15.3cm" svg:y="9.50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5" draw:text-style-name="P2" draw:layer="layout" svg:width="2.7cm" svg:height="2.7cm" svg:x="14.6cm" svg:y="10.20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2" draw:layer="layout" svg:width="2.7cm" svg:height="2.7cm" svg:x="13.9cm" svg:y="10.90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2" draw:layer="layout" svg:width="2.7cm" svg:height="2.7cm" svg:x="13.2cm" svg:y="11.60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2" draw:layer="layout" svg:width="2.7cm" svg:height="2.7cm" svg:x="12.5cm" svg:y="12.30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5" draw:text-style-name="P2" draw:layer="layout" svg:width="2.7cm" svg:height="2.7cm" svg:x="4.1cm" svg:y="10.20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2" draw:layer="layout" svg:width="2.7cm" svg:height="2.7cm" svg:x="6.2cm" svg:y="10.20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2" draw:layer="layout" svg:width="2.7cm" svg:height="2.7cm" svg:x="8.301cm" svg:y="10.20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2" draw:layer="layout" svg:width="2.7cm" svg:height="2.7cm" svg:x="10.4cm" svg:y="10.20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5" draw:text-style-name="P2" draw:layer="layout" svg:width="2.7cm" svg:height="2.7cm" svg:x="9.7cm" svg:y="10.90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2" draw:layer="layout" svg:width="2.7cm" svg:height="2.7cm" svg:x="9cm" svg:y="11.60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2" draw:layer="layout" svg:width="2.7cm" svg:height="2.7cm" svg:x="8.3cm" svg:y="12.30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2" draw:layer="layout" svg:width="2.7cm" svg:height="2.7cm" svg:x="7.6cm" svg:y="13.00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5" draw:text-style-name="P2" draw:layer="layout" svg:width="2.7cm" svg:height="2.7cm" svg:x="6.9cm" svg:y="13.70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2" draw:layer="layout" svg:width="2.7cm" svg:height="2.7cm" svg:x="6.2cm" svg:y="14.40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2" draw:layer="layout" svg:width="2.7cm" svg:height="2.7cm" svg:x="5.5cm" svg:y="15.10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2" draw:layer="layout" svg:width="2.7cm" svg:height="2.7cm" svg:x="4.8cm" svg:y="15.80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ustom-shape draw:style-name="gr6" draw:text-style-name="P4" draw:layer="layout" svg:width="2.7cm" svg:height="2.7cm" svg:x="6.9cm" svg:y="15.8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g>
            <draw:custom-shape draw:style-name="gr2" draw:text-style-name="P2" draw:layer="layout" svg:width="2.7cm" svg:height="2.7cm" svg:x="11.8cm" svg:y="13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" draw:text-style-name="P2" draw:layer="layout" svg:width="2.7cm" svg:height="2.7cm" svg:x="11.1cm" svg:y="13.7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" draw:text-style-name="P2" draw:layer="layout" svg:width="2.7cm" svg:height="2.7cm" svg:x="10.4cm" svg:y="14.4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2" draw:text-style-name="P2" draw:layer="layout" svg:width="2.7cm" svg:height="2.7cm" svg:x="9.7cm" svg:y="15.1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custom-shape draw:style-name="gr2" draw:text-style-name="P2" draw:layer="layout" svg:width="2.7cm" svg:height="2.7cm" svg:x="9cm" svg:y="15.8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Modr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Zel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Červ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Žlutá_20_výplň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31T22:59:30.038413638</meta:creation-date>
    <dc:date>2019-08-01T00:03:00.332985924</dc:date>
    <meta:editing-duration>PT32M37S</meta:editing-duration>
    <meta:editing-cycles>6</meta:editing-cycles>
    <meta:generator>LibreOffice/6.1.5.2$Linux_X86_64 LibreOffice_project/10$Build-2</meta:generator>
    <meta:document-statistic meta:object-count="61"/>
  </office:meta>
</office:document-meta>
</file>